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P4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писание модуля <text:span text:style-name="T1">SrpDCS.</text:span></text:p>
      <text:p text:style-name="P3">Это распределенный графический интерфейс для стенда <text:span text:style-name="T1">NG </text:span>для работы с СРП<text:span text:style-name="T1">.</text:span></text:p>
      <text:p text:style-name="P3"><text:span text:style-name="T3">СРП</text:span> — это отдельно работающий компьютер, который может регистрировать данные поступающие по линиям МКИО, ДПК, РК и пакеты <text:span text:style-name="T1">Ethernet. </text:span>Модули <text:span text:style-name="T2">SrpDCS</text:span><text:span text:style-name="T1"> </text:span>будут запускаться на отдельных машинах-клиентах которые смогут получать данные от СРП и передавать команды управления. БД для расшифровки данных по линиям будет функционировать на другом компьютере.</text:p>
      <text:p text:style-name="P3"/>
      <text:p text:style-name="P3">Этап разработки:</text:p>
      <text:p text:style-name="P3"/>
      <text:list xml:id="list1412281146348533092" text:style-name="L2">
        <text:list-item>
          <text:p text:style-name="P4">Графический интерфейс создаем по подобию уже ранее разработанного.</text:p>
        </text:list-item>
        <text:list-item>
          <text:p text:style-name="P4">Реализация функций записи в файл.</text:p>
        </text:list-item>
        <text:list-item>
          <text:p text:style-name="P4">Нужно предусмотреть возможность экспорта данных в <text:span text:style-name="T1">Matlab </text:span>или <text:span text:style-name="T1">Excel.</text:span></text:p>
        </text:list-item>
        <text:list-item>
          <text:p text:style-name="P4">Добавление возможности построения графиков. Можно использовать <text:s/><text:span text:style-name="T4">QсustomPlot.</text:span></text:p>
        </text:list-item>
      </text:list>
      <text:p text:style-name="P3"><text:s/></text:p>
      <text:p text:style-name="P3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0S</meta:editing-duration>
    <meta:editing-cycles>3</meta:editing-cycles>
    <meta:generator>OpenOffice/4.0.0$Win32 OpenOffice.org_project/400m3$Build-9702</meta:generator>
    <dc:date>2016-07-21T17:38:55.16</dc:date>
    <meta:document-statistic meta:table-count="0" meta:image-count="0" meta:object-count="0" meta:page-count="1" meta:paragraph-count="9" meta:word-count="96" meta:character-count="706"/>
    <dc:creator>Федор Гурин</dc:creator>
    <meta:user-defined meta:name="Info 1"/>
    <meta:user-defined meta:name="Info 2"/>
    <meta:user-defined meta:name="Info 3"/>
    <meta:user-defined meta:name="Info 4"/>
  </office:meta>
</office:document-meta>
</file>